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15pt" officeooo:rsid="0013c727" officeooo:paragraph-rsid="0013c727" style:font-size-asian="15pt" style:font-size-complex="15pt"/>
    </style:style>
    <style:style style:name="P2" style:family="paragraph" style:parent-style-name="Preformatted_20_Text">
      <style:paragraph-properties fo:text-align="start" style:justify-single-word="false"/>
      <style:text-properties fo:font-size="15pt" officeooo:rsid="0013c727" officeooo:paragraph-rsid="0013c727" style:font-size-asian="15pt" style:font-size-complex="15pt"/>
    </style:style>
    <style:style style:name="P3" style:family="paragraph" style:parent-style-name="Preformatted_20_Text">
      <style:paragraph-properties fo:text-align="start" style:justify-single-word="false"/>
      <style:text-properties fo:font-size="15pt" officeooo:rsid="001eee2d" officeooo:paragraph-rsid="001eee2d" style:font-size-asian="15pt" style:font-size-complex="15pt"/>
    </style:style>
    <style:style style:name="P4" style:family="paragraph" style:parent-style-name="Preformatted_20_Text">
      <style:paragraph-properties fo:text-align="start" style:justify-single-word="false"/>
      <style:text-properties fo:font-size="15pt" officeooo:rsid="002d5733" officeooo:paragraph-rsid="002d5733" style:font-size-asian="15pt" style:font-size-complex="15pt"/>
    </style:style>
    <style:style style:name="P5" style:family="paragraph" style:parent-style-name="Preformatted_20_Text">
      <style:paragraph-properties fo:text-align="start" style:justify-single-word="false"/>
      <style:text-properties fo:font-size="15pt" officeooo:rsid="002f7a58" officeooo:paragraph-rsid="002f7a58" style:font-size-asian="15pt" style:font-size-complex="15pt"/>
    </style:style>
    <style:style style:name="P6" style:family="paragraph" style:parent-style-name="Preformatted_20_Text">
      <style:paragraph-properties fo:text-align="start" style:justify-single-word="false"/>
      <style:text-properties fo:font-size="15pt" style:text-underline-style="solid" style:text-underline-width="auto" style:text-underline-color="font-color" officeooo:rsid="0013c727" officeooo:paragraph-rsid="0013c727" style:font-size-asian="15pt" style:font-size-complex="15pt"/>
    </style:style>
    <style:style style:name="P7" style:family="paragraph" style:parent-style-name="Preformatted_20_Text">
      <style:paragraph-properties fo:text-align="start" style:justify-single-word="false"/>
      <style:text-properties fo:font-size="15pt" style:text-underline-style="solid" style:text-underline-width="auto" style:text-underline-color="font-color" officeooo:rsid="001eee2d" officeooo:paragraph-rsid="001eee2d" style:font-size-asian="15pt" style:font-size-complex="15pt"/>
    </style:style>
    <style:style style:name="P8" style:family="paragraph" style:parent-style-name="Preformatted_20_Text">
      <style:paragraph-properties fo:text-align="start" style:justify-single-word="false"/>
      <style:text-properties fo:font-size="15pt" style:text-underline-style="solid" style:text-underline-width="auto" style:text-underline-color="font-color" officeooo:rsid="002e69e6" officeooo:paragraph-rsid="002e69e6" style:font-size-asian="15pt" style:font-size-complex="15pt"/>
    </style:style>
    <style:style style:name="P9" style:family="paragraph" style:parent-style-name="Preformatted_20_Text">
      <style:paragraph-properties fo:text-align="center" style:justify-single-word="false"/>
      <style:text-properties fo:font-size="15pt" officeooo:rsid="0043dcfe" officeooo:paragraph-rsid="0043dcfe" style:font-size-asian="15pt" style:font-size-complex="15pt"/>
    </style:style>
    <style:style style:name="P10" style:family="paragraph" style:parent-style-name="Preformatted_20_Text">
      <style:paragraph-properties fo:text-align="start" style:justify-single-word="false"/>
      <style:text-properties fo:font-size="15pt" officeooo:rsid="0013c727" officeooo:paragraph-rsid="0013c727" style:font-size-asian="15pt" style:font-size-complex="15pt"/>
    </style:style>
    <style:style style:name="P11" style:family="paragraph" style:parent-style-name="Preformatted_20_Text">
      <style:paragraph-properties fo:text-align="start" style:justify-single-word="false"/>
      <style:text-properties fo:font-size="15pt" officeooo:rsid="0080823f" officeooo:paragraph-rsid="0080823f" style:font-size-asian="15pt" style:font-size-complex="15pt"/>
    </style:style>
    <style:style style:name="P12" style:family="paragraph" style:parent-style-name="Preformatted_20_Text">
      <style:paragraph-properties fo:text-align="start" style:justify-single-word="false"/>
      <style:text-properties fo:font-size="15pt" officeooo:rsid="00817a0a" officeooo:paragraph-rsid="00817a0a" style:font-size-asian="15pt" style:font-size-complex="15pt"/>
    </style:style>
    <style:style style:name="P13" style:family="paragraph" style:parent-style-name="Preformatted_20_Text">
      <style:paragraph-properties fo:text-align="start" style:justify-single-word="false"/>
      <style:text-properties fo:font-size="15pt" style:text-underline-style="solid" style:text-underline-width="auto" style:text-underline-color="font-color" officeooo:rsid="00701e11" officeooo:paragraph-rsid="00701e11" style:font-size-asian="15pt" style:font-size-complex="15pt"/>
    </style:style>
    <style:style style:name="P14" style:family="paragraph" style:parent-style-name="Preformatted_20_Text">
      <style:paragraph-properties fo:text-align="start" style:justify-single-word="false"/>
      <style:text-properties fo:font-size="15pt" style:text-underline-style="solid" style:text-underline-width="auto" style:text-underline-color="font-color" officeooo:rsid="0076be89" officeooo:paragraph-rsid="0076be89" style:font-size-asian="15pt" style:font-size-complex="15pt"/>
    </style:style>
    <style:style style:name="P15" style:family="paragraph" style:parent-style-name="Preformatted_20_Text">
      <style:paragraph-properties fo:text-align="start" style:justify-single-word="false"/>
      <style:text-properties fo:font-size="15pt" style:text-underline-style="none" officeooo:rsid="00701e11" officeooo:paragraph-rsid="00701e11" style:font-size-asian="15pt" style:font-size-complex="15pt"/>
    </style:style>
    <style:style style:name="P16" style:family="paragraph" style:parent-style-name="Preformatted_20_Text">
      <style:paragraph-properties fo:text-align="start" style:justify-single-word="false"/>
      <style:text-properties fo:font-size="15pt" style:text-underline-style="none" officeooo:rsid="00701e11" officeooo:paragraph-rsid="008531ee" style:font-size-asian="15pt" style:font-size-complex="15pt"/>
    </style:style>
    <style:style style:name="T1" style:family="text">
      <style:text-properties officeooo:rsid="001af80d"/>
    </style:style>
    <style:style style:name="T2" style:family="text">
      <style:text-properties officeooo:rsid="001b8bd0"/>
    </style:style>
    <style:style style:name="T3" style:family="text">
      <style:text-properties officeooo:rsid="003b6711"/>
    </style:style>
    <style:style style:name="T4" style:family="text">
      <style:text-properties officeooo:rsid="003e9b1c"/>
    </style:style>
    <style:style style:name="T5" style:family="text">
      <style:text-properties officeooo:rsid="004721ec"/>
    </style:style>
    <style:style style:name="T6" style:family="text">
      <style:text-properties officeooo:rsid="005620f8"/>
    </style:style>
    <style:style style:name="T7" style:family="text">
      <style:text-properties officeooo:rsid="0065b0f0"/>
    </style:style>
    <style:style style:name="T8" style:family="text">
      <style:text-properties officeooo:rsid="0069c0e6"/>
    </style:style>
    <style:style style:name="T9" style:family="text">
      <style:text-properties officeooo:rsid="007216d8"/>
    </style:style>
    <style:style style:name="T10" style:family="text">
      <style:text-properties officeooo:rsid="0074eb7a"/>
    </style:style>
    <style:style style:name="T11" style:family="text">
      <style:text-properties officeooo:rsid="0078602c"/>
    </style:style>
    <style:style style:name="T12" style:family="text">
      <style:text-properties officeooo:rsid="007bba98"/>
    </style:style>
    <style:style style:name="T13" style:family="text">
      <style:text-properties officeooo:rsid="007bc06c"/>
    </style:style>
    <style:style style:name="T14" style:family="text">
      <style:text-properties officeooo:rsid="007d8036"/>
    </style:style>
    <style:style style:name="T15" style:family="text">
      <style:text-properties officeooo:rsid="0082b7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EEEXtreme Türkiye Kampı: Gün 1</text:p>
      <text:p text:style-name="P9">ÇOCUKLAR</text:p>
      <text:p text:style-name="P2"/>
      <text:p text:style-name="P6">Problem</text:p>
      <text:p text:style-name="P2"><text:tab/><text:span text:style-name="T5">Irmak, Sema ve Fatma; Ali Rıza Bey’in kızlarıdır. Birgün Ali Rıza Bey yeni bir masa oyununu eve getirir. Oyunda bir adet yönetici üç adet de yarışmacı bulunmaktadır. Ali Rıza Bey yönetici, kızları ise yarışmacı olur. Oyun basittir. Yönetici birbirinden farklı sayılardan oluşan bir küme ortaya atar. Yarışmacılar verilen zaman içerisinde bu sayı kümesi içinden a+b+c=d olacak şekilde dört adet birbirinden farklı a,b,c,d sayılarını seçerler. En büyük d sayısını üreten oyunu kazanır.</text:span></text:p>
      <text:p text:style-name="P2"/>
      <text:p text:style-name="P2"><text:tab/><text:span text:style-name="T6">Diğerlerine göre bilgisayar işlerinden daha çok anlayan Irmak, Udemy destek sitesine girip “Arkadaşlar bunu yapan programı nasıl yazabilirim?” şeklinde alakasız bir ticket atar.</text:span></text:p>
      <text:p text:style-name="P2"/>
      <text:p text:style-name="P2"><text:tab/><text:span text:style-name="T7">Udemy’de çalışan Superman Eşref işsizlikten programı yazmaya karar verir.</text:span></text:p>
      <text:p text:style-name="P2"/>
      <text:p text:style-name="P2"><text:tab/><text:span text:style-name="T8">Sizden istenen Superman Eşref olarak bu programı yazmanız ve üretilebilecek en büyük d’yi ekrana bastırmanız.</text:span></text:p>
      <text:p text:style-name="P2"/>
      <text:p text:style-name="P13">Input</text:p>
      <text:p text:style-name="P15"><text:tab/><text:span text:style-name="T9">Input birden fazla testten oluşmaktadır.</text:span></text:p>
      <text:p text:style-name="P15"><text:tab/><text:span text:style-name="T9">Her test Ali Rıza Bey’in ortaya attığı sayı sayısı ile başlar.(N)</text:span></text:p>
      <text:p text:style-name="P16"><text:tab/><text:span text:style-name="T10">Sonraki N satırda Ali Rıza Bey’in ortaya attığı birbirinden farklı N adet -550000000 ile 550000000 arasında değişen sayı verilir.</text:span></text:p>
      <text:p text:style-name="P15"><text:tab/><text:span text:style-name="T10">Inputun sonu N için 0 verilmesiyle belli edilir.</text:span></text:p>
      <text:p text:style-name="P15"><text:tab/><text:span text:style-name="T12">1 &lt;= TEST_SAYISI &lt;= 18</text:span></text:p>
      <text:p text:style-name="P15"><text:tab/><text:span text:style-name="T13">1 &lt;= N &lt;= 700</text:span></text:p>
      <text:p text:style-name="P14">Output</text:p>
      <text:p text:style-name="P2"><text:tab/><text:span text:style-name="T11">Her test için a+b+c=d eşitliğini sağlayan en büyük d sayısını ekrana bastırınız. Eğer böyle bir sayı yoksa ekrana tırnaklar hariç “no solution” bastırınız.</text:span></text:p>
      <text:p text:style-name="P2"><text:soft-page-break/></text:p>
      <text:p text:style-name="P2"/>
      <text:p text:style-name="P7">Örnek Input</text:p>
      <text:p text:style-name="P12">4</text:p>
      <text:p text:style-name="P12">1</text:p>
      <text:p text:style-name="P12">2</text:p>
      <text:p text:style-name="P12">3</text:p>
      <text:p text:style-name="P12">5</text:p>
      <text:p text:style-name="P12">10</text:p>
      <text:p text:style-name="P12">130</text:p>
      <text:p text:style-name="P12">20</text:p>
      <text:p text:style-name="P12">30</text:p>
      <text:p text:style-name="P12">50</text:p>
      <text:p text:style-name="P12">60</text:p>
      <text:p text:style-name="P12">17</text:p>
      <text:p text:style-name="P12">270</text:p>
      <text:p text:style-name="P12">120</text:p>
      <text:p text:style-name="P12">10</text:p>
      <text:p text:style-name="P12">150</text:p>
      <text:p text:style-name="P12">0</text:p>
      <text:p text:style-name="P3"/>
      <text:p text:style-name="P7">Örnek Output</text:p>
      <text:p text:style-name="P11">no solution</text:p>
      <text:p text:style-name="P11">270</text:p>
      <text:p text:style-name="P2"/>
      <text:p text:style-name="P8">Time Limit</text:p>
      <text:p text:style-name="P5">C/C++/<text:span text:style-name="T4">Java</text:span>: <text:span text:style-name="T15">5 saniye, Python: 10 saniy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1-25T21:36:18.898536258</dc:date>
    <meta:editing-duration>PT1H7M46S</meta:editing-duration>
    <meta:editing-cycles>73</meta:editing-cycles>
    <meta:generator>LibreOffice/5.1.4.2$Linux_X86_64 LibreOffice_project/10m0$Build-2</meta:generator>
    <meta:document-statistic meta:table-count="0" meta:image-count="0" meta:object-count="0" meta:page-count="2" meta:paragraph-count="39" meta:word-count="235" meta:character-count="1500" meta:non-whitespace-character-count="1293"/>
  </office:meta>
</office:document-meta>
</file>